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style:page-number="auto"/>
      <style:text-properties officeooo:rsid="0035126a" officeooo:paragraph-rsid="0035126a"/>
    </style:style>
    <style:style style:name="P2" style:family="paragraph" style:parent-style-name="Text_20_body">
      <style:text-properties officeooo:paragraph-rsid="0035126a"/>
    </style:style>
    <style:style style:name="P3" style:family="paragraph" style:parent-style-name="Text_20_body">
      <style:text-properties officeooo:paragraph-rsid="0036db19"/>
    </style:style>
    <style:style style:name="T1" style:family="text">
      <style:text-properties officeooo:rsid="003512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uperman</text:h>
      <text:p text:style-name="Heading_20_2">(<text:span text:style-name="T1">Five For Fighting</text:span>)</text:p>
      <text:p text:style-name="Heading_20_3">[INTRO]</text:p>
      <text:p text:style-name="Text_20_body">C G Am F</text:p>
      <text:p text:style-name="Heading_20_3">[VERSE 1]</text:p>
      <text:p text:style-name="P2">C <text:s text:c="15"/>G <text:s text:c="3"/>Am <text:s text:c="12"/>F</text:p>
      <text:p text:style-name="P2">I can't stand to fly, I'm not that naive</text:p>
      <text:p text:style-name="P2">C <text:s text:c="14"/>G <text:s text:c="7"/>Am <text:s text:c="12"/>F</text:p>
      <text:p text:style-name="P2">I'm just out to find The better part of me</text:p>
      <text:p text:style-name="Heading_20_3">[CHORUS]</text:p>
      <text:p text:style-name="Text_20_body"><text:s text:c="21"/>C <text:s text:c="17"/>G</text:p>
      <text:p text:style-name="Text_20_body">I'm more than a bird... I'm more that a plane</text:p>
      <text:p text:style-name="Text_20_body"><text:s text:c="15"/>Am <text:s text:c="11"/>F</text:p>
      <text:p text:style-name="Text_20_body">More than some pretty face beside a train</text:p>
      <text:p text:style-name="Text_20_body"><text:s text:c="9"/>C <text:s text:c="6"/>G <text:s/>C</text:p>
      <text:p text:style-name="Text_20_body">It's not easy to be me</text:p>
      <text:p text:style-name="Heading_20_3">[VERSE 3]</text:p>
      <text:p text:style-name="P2">C <text:s text:c="16"/>G <text:s text:c="2"/>Am <text:s text:c="10"/>F</text:p>
      <text:p text:style-name="P2">Wish that I could cry Fall upon my knees</text:p>
      <text:p text:style-name="P2">C <text:s text:c="12"/>G <text:s text:c="11"/>Am <text:s text:c="13"/>F</text:p>
      <text:p text:style-name="P2">Find a way to lie, About a home I'll never see</text:p>
      <text:p text:style-name="Heading_20_3">[VERSE 2]</text:p>
      <text:p text:style-name="Text_20_body"><text:s text:c="15"/>C <text:s text:c="21"/>G</text:p>
      <text:p text:style-name="Text_20_body">It may sound absurd... but don't be naive</text:p>
      <text:p text:style-name="Text_20_body"><text:s text:c="5"/>Am <text:s text:c="13"/>F</text:p>
      <text:p text:style-name="Text_20_body">Even heroes have the right to bleed</text:p>
      <text:p text:style-name="Text_20_body"><text:s text:c="12"/>C <text:s text:c="25"/>G</text:p>
      <text:p text:style-name="Text_20_body">I may be disturbed... but won't you concede</text:p>
      <text:p text:style-name="Text_20_body"><text:s text:c="5"/>Am <text:s text:c="13"/>F</text:p>
      <text:p text:style-name="Text_20_body">Even heroes have the right to dream</text:p>
      <text:p text:style-name="Text_20_body"><text:s text:c="9"/>C <text:s text:c="6"/>G <text:s/>C <text:s text:c="2"/>G</text:p>
      <text:p text:style-name="Text_20_body">It's not easy to be me</text:p>
      <text:p text:style-name="Heading_20_3"><text:soft-page-break/>[BRIDGE]</text:p>
      <text:p text:style-name="Text_20_body">Am <text:s text:c="8"/>G <text:s text:c="11"/>F <text:s text:c="10"/>Am</text:p>
      <text:p text:style-name="Text_20_body">Up, up ahead...away from me</text:p>
      <text:p text:style-name="Text_20_body"><text:s text:c="13"/>D <text:s text:c="11"/>Am <text:s text:c="22"/>D</text:p>
      <text:p text:style-name="Text_20_body">It's all right... you can all sleep sound tonight</text:p>
      <text:p text:style-name="Text_20_body"><text:s text:c="12"/>F <text:s text:c="16"/>G</text:p>
      <text:p text:style-name="Text_20_body">I'm not crazy... or anything...</text:p>
      <text:p text:style-name="Heading_20_3">[VERSE 3]</text:p>
      <text:p text:style-name="P3">C <text:s text:c="15"/>G <text:s text:c="3"/>Am <text:s text:c="12"/>F</text:p>
      <text:p text:style-name="P3">I can't stand to fly, I'm not that naive</text:p>
      <text:p text:style-name="P2">C <text:s text:c="19"/>G</text:p>
      <text:p text:style-name="Text_20_body">Men weren't meant to ride </text:p>
      <text:p text:style-name="Text_20_body"><text:s text:c="5"/>Am <text:s text:c="18"/>F</text:p>
      <text:p text:style-name="Text_20_body">With clouds between their knees</text:p>
      <text:p text:style-name="Heading_20_3">[CHORUS]</text:p>
      <text:p text:style-name="Text_20_body"><text:s text:c="11"/>C <text:s text:c="17"/>G</text:p>
      <text:p text:style-name="Text_20_body">I'm only a man in a silly red sheet</text:p>
      <text:p text:style-name="Text_20_body"><text:s text:c="12"/>Am <text:s text:c="16"/>F</text:p>
      <text:p text:style-name="Text_20_body">Digging for kryptonite on this one-way street</text:p>
      <text:p text:style-name="Text_20_body"><text:s text:c="7"/>C <text:s text:c="17"/>G</text:p>
      <text:p text:style-name="Text_20_body">Only a man in a funny red sheet</text:p>
      <text:p text:style-name="Text_20_body"><text:s text:c="9"/>Am <text:s text:c="17"/>F</text:p>
      <text:p text:style-name="Text_20_body">Looking for special things inside of me</text:p>
      <text:p text:style-name="Text_20_body"><text:s text:c="9"/>C <text:s text:c="6"/>G <text:s/>C</text:p>
      <text:p text:style-name="Text_20_body">It's not easy to be 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4M30S</meta:editing-duration>
    <meta:editing-cycles>39</meta:editing-cycles>
    <meta:generator>LibreOffice/6.0.1.1$MacOSX_X86_64 LibreOffice_project/60bfb1526849283ce2491346ed2aa51c465abfe6</meta:generator>
    <dc:title>Lyrics + Chords</dc:title>
    <dc:date>2018-06-18T11:27:26.067935331</dc:date>
    <meta:print-date>2017-04-03T12:23:29.985893000</meta:print-date>
    <meta:document-statistic meta:table-count="0" meta:image-count="0" meta:object-count="0" meta:page-count="2" meta:paragraph-count="57" meta:word-count="257" meta:character-count="1678" meta:non-whitespace-character-count="84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